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50928" calcext:value-type="float">
            <text:p>2.4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9696" calcext:value-type="float">
            <text:p>2.4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106176" calcext:value-type="float">
            <text:p>2.521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166" calcext:value-type="float">
            <text:p>2.471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31004137931" calcext:value-type="float">
            <text:p>2.39310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95282758621" calcext:value-type="float">
            <text:p>2.420952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34714285714" calcext:value-type="float">
            <text:p>2.50534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644634482759" calcext:value-type="float">
            <text:p>2.54644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65942857143" calcext:value-type="float">
            <text:p>2.55465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797848275862" calcext:value-type="float">
            <text:p>2.50797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150488888889" calcext:value-type="float">
            <text:p>2.501504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098206896552" calcext:value-type="float">
            <text:p>2.47098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083483870968" calcext:value-type="float">
            <text:p>2.5008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08536" calcext:value-type="float">
            <text:p>2.46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388877419355" calcext:value-type="float">
            <text:p>2.4038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6008" calcext:value-type="float">
            <text:p>2.3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68593548387" calcext:value-type="float">
            <text:p>2.2926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473909677419" calcext:value-type="float">
            <text:p>2.3247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1144" calcext:value-type="float">
            <text:p>2.49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541522580645" calcext:value-type="float">
            <text:p>2.6954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3116" calcext:value-type="float">
            <text:p>2.8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88232258064" calcext:value-type="float">
            <text:p>2.84388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77914285714" calcext:value-type="float">
            <text:p>2.91377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61496774194" calcext:value-type="float">
            <text:p>2.9416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253987096774" calcext:value-type="float">
            <text:p>3.2625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01456" calcext:value-type="float">
            <text:p>3.40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496309677419" calcext:value-type="float">
            <text:p>3.3549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9132" calcext:value-type="float">
            <text:p>3.46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92696774193" calcext:value-type="float">
            <text:p>3.532926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32438709677" calcext:value-type="float">
            <text:p>3.4803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2464" calcext:value-type="float">
            <text:p>3.4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710296774194" calcext:value-type="float">
            <text:p>3.4171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3308" calcext:value-type="float">
            <text:p>3.35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720722580645" calcext:value-type="float">
            <text:p>3.3172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69457142857" calcext:value-type="float">
            <text:p>3.32569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81393548387" calcext:value-type="float">
            <text:p>3.3168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831793548387" calcext:value-type="float">
            <text:p>3.1583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684275862069" calcext:value-type="float">
            <text:p>3.11684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005316129032" calcext:value-type="float">
            <text:p>3.0800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98744" calcext:value-type="float">
            <text:p>3.1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187509677419" calcext:value-type="float">
            <text:p>3.03187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749109677419" calcext:value-type="float">
            <text:p>3.0074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3164" calcext:value-type="float">
            <text:p>2.96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282374193548" calcext:value-type="float">
            <text:p>2.9528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67832" calcext:value-type="float">
            <text:p>3.11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56864516129" calcext:value-type="float">
            <text:p>3.095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709688888889" calcext:value-type="float">
            <text:p>3.047096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3648" calcext:value-type="float">
            <text:p>3.02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595822222222" calcext:value-type="float">
            <text:p>2.995958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004" calcext:value-type="float">
            <text:p>2.95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43224" calcext:value-type="float">
            <text:p>2.8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068387096774" calcext:value-type="float">
            <text:p>2.8906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659483870968" calcext:value-type="float">
            <text:p>2.8665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7584" calcext:value-type="float">
            <text:p>2.81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002451612903" calcext:value-type="float">
            <text:p>2.9000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36032" calcext:value-type="float">
            <text:p>3.0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281780645161" calcext:value-type="float">
            <text:p>3.0528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29820689655" calcext:value-type="float">
            <text:p>2.990298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02352" calcext:value-type="float">
            <text:p>3.05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0136" calcext:value-type="float">
            <text:p>3.2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518813793103" calcext:value-type="float">
            <text:p>3.305188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981268965517" calcext:value-type="float">
            <text:p>3.309812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5965" calcext:value-type="float">
            <text:p>3.275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566844444444" calcext:value-type="float">
            <text:p>3.245668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096914285714" calcext:value-type="float">
            <text:p>3.29096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098912" calcext:value-type="float">
            <text:p>3.280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7798" calcext:value-type="float">
            <text:p>3.717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722577777778" calcext:value-type="float">
            <text:p>3.93722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24584" calcext:value-type="float">
            <text:p>3.9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51911111111" calcext:value-type="float">
            <text:p>3.913519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21890909091" calcext:value-type="float">
            <text:p>3.58721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864619354839" calcext:value-type="float">
            <text:p>4.0886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4348" calcext:value-type="float">
            <text:p>4.05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038141935484" calcext:value-type="float">
            <text:p>4.0103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628" calcext:value-type="float">
            <text:p>4.00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89161290322" calcext:value-type="float">
            <text:p>3.962891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777316129032" calcext:value-type="float">
            <text:p>3.8877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9" calcext:value-type="float">
            <text:p>3.89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731019354839" calcext:value-type="float">
            <text:p>4.0673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84424" calcext:value-type="float">
            <text:p>4.09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245187096774" calcext:value-type="float">
            <text:p>4.0824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34044444444" calcext:value-type="float">
            <text:p>4.050340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636748387097" calcext:value-type="float">
            <text:p>4.0463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45032258065" calcext:value-type="float">
            <text:p>3.9594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61136" calcext:value-type="float">
            <text:p>3.90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548851612903" calcext:value-type="float">
            <text:p>3.9454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8656" calcext:value-type="float">
            <text:p>3.9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136490322581" calcext:value-type="float">
            <text:p>3.8413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08095483871" calcext:value-type="float">
            <text:p>3.9208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5504" calcext:value-type="float">
            <text:p>3.81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77496774194" calcext:value-type="float">
            <text:p>3.8407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5504" calcext:value-type="float">
            <text:p>3.81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835741935484" calcext:value-type="float">
            <text:p>3.8183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500257142857" calcext:value-type="float">
            <text:p>3.88500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13006451613" calcext:value-type="float">
            <text:p>3.8551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477517241379" calcext:value-type="float">
            <text:p>3.78477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2856" calcext:value-type="float">
            <text:p>3.75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944490322581" calcext:value-type="float">
            <text:p>3.7194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3256" calcext:value-type="float">
            <text:p>3.69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210580645161" calcext:value-type="float">
            <text:p>3.4521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079303225806" calcext:value-type="float">
            <text:p>3.37079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9968" calcext:value-type="float">
            <text:p>3.2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88025806452" calcext:value-type="float">
            <text:p>3.4418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6392" calcext:value-type="float">
            <text:p>3.7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502580645161" calcext:value-type="float">
            <text:p>3.9550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741572413793" calcext:value-type="float">
            <text:p>3.91741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448774193548" calcext:value-type="float">
            <text:p>4.0744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9928" calcext:value-type="float">
            <text:p>4.7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762" calcext:value-type="float">
            <text:p>4.57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3618" calcext:value-type="float">
            <text:p>4.563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057" calcext:value-type="float">
            <text:p>4.56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2188" calcext:value-type="float">
            <text:p>4.5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057" calcext:value-type="float">
            <text:p>4.56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2188" calcext:value-type="float">
            <text:p>4.5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295" calcext:value-type="float">
            <text:p>4.55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73952" calcext:value-type="float">
            <text:p>4.4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564973913043" calcext:value-type="float">
            <text:p>4.58564973913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18476" calcext:value-type="float">
            <text:p>4.57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094581818182" calcext:value-type="float">
            <text:p>4.380945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039793548387" calcext:value-type="float">
            <text:p>4.5603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73696" calcext:value-type="float">
            <text:p>4.5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54967741936" calcext:value-type="float">
            <text:p>4.4225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92392" calcext:value-type="float">
            <text:p>4.47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392567741936" calcext:value-type="float">
            <text:p>4.7639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0484" calcext:value-type="float">
            <text:p>4.38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50072" calcext:value-type="float">
            <text:p>4.65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762812903226" calcext:value-type="float">
            <text:p>4.1776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82824" calcext:value-type="float">
            <text:p>4.0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66967741936" calcext:value-type="float">
            <text:p>4.2396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037685714286" calcext:value-type="float">
            <text:p>4.43037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77264516129" calcext:value-type="float">
            <text:p>4.6087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31392" calcext:value-type="float">
            <text:p>4.58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12584615385" calcext:value-type="float">
            <text:p>4.553125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244088888889" calcext:value-type="float">
            <text:p>4.402440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479569230769" calcext:value-type="float">
            <text:p>4.314795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252444444445" calcext:value-type="float">
            <text:p>4.252524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213777777778" calcext:value-type="float">
            <text:p>4.12213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489507692308" calcext:value-type="float">
            <text:p>4.054895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14844444444" calcext:value-type="float">
            <text:p>4.038148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83812173913" calcext:value-type="float">
            <text:p>3.878381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2623" calcext:value-type="float">
            <text:p>4.222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717" calcext:value-type="float">
            <text:p>4.212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7002" calcext:value-type="float">
            <text:p>4.20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949" calcext:value-type="float">
            <text:p>3.0209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82827826087" calcext:value-type="float">
            <text:p>2.958282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4406" calcext:value-type="float">
            <text:p>2.994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01947826087" calcext:value-type="float">
            <text:p>3.1210194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4228" calcext:value-type="float">
            <text:p>3.09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3334" calcext:value-type="float">
            <text:p>3.053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2478" calcext:value-type="float">
            <text:p>3.062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9524" calcext:value-type="float">
            <text:p>3.0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81" calcext:value-type="float">
            <text:p>3.051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81" calcext:value-type="float">
            <text:p>3.051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574" meta:object-count="0"/>
    <meta:user-defined meta:name="AppVersion">3.0</meta:user-defined>
  </office:meta>
</office:document-meta>
</file>